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4pt" style:text-underline-style="solid" style:text-underline-width="auto" style:text-underline-color="font-color" officeooo:rsid="0002326f" officeooo:paragraph-rsid="0002326f" style:font-size-asian="21pt" style:font-size-complex="24pt"/>
    </style:style>
    <style:style style:name="P2" style:family="paragraph" style:parent-style-name="Standard">
      <style:paragraph-properties fo:text-align="justify" style:justify-single-word="false"/>
      <style:text-properties style:font-name="Liberation Serif" fo:font-size="12pt" officeooo:rsid="0002326f" officeooo:paragraph-rsid="0002326f" style:font-size-asian="10.5pt" style:font-size-complex="12pt"/>
    </style:style>
    <style:style style:name="P3" style:family="paragraph" style:parent-style-name="Standard">
      <style:paragraph-properties fo:text-align="justify" style:justify-single-word="false"/>
      <style:text-properties style:font-name="Liberation Serif" fo:font-size="12pt" fo:font-weight="bold" officeooo:rsid="0002326f" officeooo:paragraph-rsid="0004f38a"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erif" fo:font-size="12pt" fo:font-weight="normal" officeooo:rsid="0002326f" officeooo:paragraph-rsid="0002326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font-weight="normal" officeooo:rsid="0002326f" officeooo:paragraph-rsid="00062d4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style:text-underline-style="none" fo:font-weight="normal" officeooo:rsid="00029a0a" officeooo:paragraph-rsid="00029a0a"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style:text-underline-style="none" fo:font-weight="normal" officeooo:rsid="000491f0" officeooo:paragraph-rsid="000491f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style:text-underline-style="none" fo:font-weight="normal" officeooo:rsid="0004f38a" officeooo:paragraph-rsid="0004f38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style:text-underline-style="none" fo:font-weight="normal" officeooo:rsid="0002326f" officeooo:paragraph-rsid="0004f38a"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6pt" style:text-underline-style="none" fo:font-weight="bold" officeooo:rsid="0004f38a" officeooo:paragraph-rsid="0004f38a" style:font-size-asian="14pt" style:font-weight-asian="bold" style:font-size-complex="16pt" style:font-weight-complex="bold"/>
    </style:style>
    <style:style style:name="P11" style:family="paragraph" style:parent-style-name="Standard">
      <style:paragraph-properties fo:text-align="justify" style:justify-single-word="false" fo:break-before="page"/>
      <style:text-properties style:font-name="Liberation Serif" fo:font-size="12pt" style:text-underline-style="none" fo:font-weight="normal" officeooo:rsid="0004f38a" officeooo:paragraph-rsid="0004f38a" style:font-size-asian="10.5pt" style:font-weight-asian="normal" style:font-size-complex="12pt" style:font-weight-complex="normal"/>
    </style:style>
    <style:style style:name="P12" style:family="paragraph" style:parent-style-name="Standard">
      <style:paragraph-properties fo:text-align="center" style:justify-single-word="false" fo:break-before="page"/>
      <style:text-properties style:font-name="Liberation Serif" fo:font-size="24pt" style:text-underline-style="solid" style:text-underline-width="auto" style:text-underline-color="font-color" fo:font-weight="normal" officeooo:rsid="0002326f" officeooo:paragraph-rsid="0004f38a" style:font-size-asian="21pt" style:font-weight-asian="normal" style:font-size-complex="24pt" style:font-weight-complex="normal"/>
    </style:style>
    <style:style style:name="P13" style:family="paragraph" style:parent-style-name="Text_20_body">
      <style:text-properties officeooo:paragraph-rsid="0007c0f4"/>
    </style:style>
    <style:style style:name="P14" style:family="paragraph" style:parent-style-name="Text_20_body">
      <style:text-properties style:font-name="Liberation Serif" fo:font-size="12pt" style:text-underline-style="none" fo:font-weight="normal" officeooo:rsid="0004f38a" officeooo:paragraph-rsid="00088e1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style:text-underline-style="none" fo:font-weight="normal" officeooo:rsid="00029a0a" officeooo:paragraph-rsid="0002326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style:text-underline-style="none" fo:font-weight="normal" officeooo:rsid="00029a0a" officeooo:paragraph-rsid="00029a0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style:text-underline-style="none" fo:font-weight="normal" officeooo:rsid="0004f38a" officeooo:paragraph-rsid="0008a5a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02326f" officeooo:paragraph-rsid="0008a5aa"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text-underline-style="none" fo:font-weight="normal" officeooo:rsid="0002326f" officeooo:paragraph-rsid="0008c6c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style:text-underline-style="none" fo:font-weight="normal" officeooo:rsid="0002326f" officeooo:paragraph-rsid="000aa83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style:text-underline-style="none" fo:font-weight="normal" officeooo:rsid="0008c6c7" officeooo:paragraph-rsid="0008c6c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style:text-underline-style="none" fo:font-weight="normal" officeooo:rsid="0008c6c7" officeooo:paragraph-rsid="000aa83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style:text-underline-style="none" fo:font-weight="bold" officeooo:rsid="000491f0" officeooo:paragraph-rsid="000491f0"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029a0a" officeooo:paragraph-rsid="00029a0a"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0491f0" officeooo:paragraph-rsid="000491f0"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erif" fo:font-size="12pt" fo:font-weight="bold" officeooo:rsid="0002326f" officeooo:paragraph-rsid="0008c6c7"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erif" fo:font-size="12pt" fo:font-weight="bold" officeooo:rsid="0002326f" officeooo:paragraph-rsid="000aa831" style:font-size-asian="10.5pt" style:font-weight-asian="bold" style:font-size-complex="12pt" style:font-weight-complex="bold"/>
    </style:style>
    <style:style style:name="P28" style:family="paragraph" style:parent-style-name="Standard">
      <style:paragraph-properties fo:text-align="center" style:justify-single-word="false"/>
      <style:text-properties style:font-name="Liberation Serif" fo:font-size="24pt" style:text-underline-style="solid" style:text-underline-width="auto" style:text-underline-color="font-color" fo:font-weight="normal" officeooo:rsid="0002326f" officeooo:paragraph-rsid="0008a5aa" style:font-size-asian="21pt" style:font-weight-asian="normal" style:font-size-complex="24pt" style:font-weight-complex="normal"/>
    </style:style>
    <style:style style:name="P29" style:family="paragraph" style:parent-style-name="Standard">
      <style:paragraph-properties fo:text-align="justify" style:justify-single-word="false"/>
      <style:text-properties style:font-name="Liberation Serif" fo:font-size="16pt" style:text-underline-style="none" fo:font-weight="bold" officeooo:rsid="0004f38a" officeooo:paragraph-rsid="0008c6c7" style:font-size-asian="14pt" style:font-weight-asian="bold" style:font-size-complex="16pt" style:font-weight-complex="bold"/>
    </style:style>
    <style:style style:name="P30" style:family="paragraph" style:parent-style-name="Standard">
      <style:paragraph-properties fo:text-align="justify" style:justify-single-word="false"/>
      <style:text-properties style:font-name="Liberation Serif" fo:font-size="16pt" style:text-underline-style="none" fo:font-weight="bold" officeooo:rsid="0004f38a" officeooo:paragraph-rsid="000aa831" style:font-size-asian="14pt" style:font-weight-asian="bold" style:font-size-complex="16pt" style:font-weight-complex="bold"/>
    </style:style>
    <style:style style:name="P31" style:family="paragraph" style:parent-style-name="Standard">
      <style:paragraph-properties fo:text-align="justify" style:justify-single-word="false"/>
      <style:text-properties officeooo:paragraph-rsid="000aa831"/>
    </style:style>
    <style:style style:name="P32" style:family="paragraph" style:parent-style-name="Standard">
      <style:paragraph-properties fo:text-align="center" style:justify-single-word="false" fo:break-before="page"/>
      <style:text-properties style:font-name="Liberation Serif" fo:font-size="24pt" style:text-underline-style="solid" style:text-underline-width="auto" style:text-underline-color="font-color" fo:font-weight="normal" officeooo:rsid="0002326f" officeooo:paragraph-rsid="0008a5aa" style:font-size-asian="21pt" style:font-weight-asian="normal" style:font-size-complex="24pt" style:font-weight-complex="normal"/>
    </style:style>
    <style:style style:name="P33" style:family="paragraph" style:parent-style-name="Standard">
      <style:paragraph-properties fo:text-align="center" style:justify-single-word="false" fo:break-before="page"/>
      <style:text-properties style:font-name="Liberation Serif" fo:font-size="24pt" style:text-underline-style="solid" style:text-underline-width="auto" style:text-underline-color="font-color" fo:font-weight="normal" officeooo:rsid="0002326f" officeooo:paragraph-rsid="0008c6c7" style:font-size-asian="21pt" style:font-weight-asian="normal" style:font-size-complex="24pt" style:font-weight-complex="normal"/>
    </style:style>
    <style:style style:name="P34" style:family="paragraph" style:parent-style-name="Standard">
      <style:paragraph-properties fo:text-align="center" style:justify-single-word="false" fo:break-before="page"/>
      <style:text-properties style:font-name="Liberation Serif" fo:font-size="24pt" style:text-underline-style="solid" style:text-underline-width="auto" style:text-underline-color="font-color" fo:font-weight="normal" officeooo:rsid="0002326f" officeooo:paragraph-rsid="000aa831" style:font-size-asian="21pt" style:font-weight-asian="normal" style:font-size-complex="24pt" style:font-weight-complex="normal"/>
    </style:style>
    <style:style style:name="P35" style:family="paragraph" style:parent-style-name="Standard">
      <style:paragraph-properties fo:margin-top="0cm" fo:margin-bottom="0cm" loext:contextual-spacing="false" fo:text-align="justify" style:justify-single-word="false"/>
      <style:text-properties style:font-name="Liberation Serif" fo:font-size="12pt" style:text-underline-style="none" fo:font-weight="normal" officeooo:rsid="0002326f" officeooo:paragraph-rsid="0008c6c7" style:font-size-asian="10.5pt" style:font-weight-asian="normal" style:font-size-complex="12pt" style:font-weight-complex="normal"/>
    </style:style>
    <style:style style:name="P36" style:family="paragraph" style:parent-style-name="Text_20_body">
      <style:text-properties style:font-name="Liberation Serif" fo:font-size="12pt" style:text-underline-style="none" fo:font-weight="normal" officeooo:rsid="00088e12" officeooo:paragraph-rsid="00088e12" style:font-size-asian="10.5pt" style:font-weight-asian="normal" style:font-size-complex="12pt" style:font-weight-complex="normal"/>
    </style:style>
    <style:style style:name="P37" style:family="paragraph" style:parent-style-name="Text_20_body">
      <style:text-properties officeooo:rsid="0008ad0b" officeooo:paragraph-rsid="0008ad0b"/>
    </style:style>
    <style:style style:name="P38" style:family="paragraph" style:parent-style-name="Text_20_body">
      <style:text-properties officeooo:rsid="0008c6c7" officeooo:paragraph-rsid="0008c6c7"/>
    </style:style>
    <style:style style:name="P39" style:family="paragraph" style:parent-style-name="Text_20_body">
      <style:text-properties officeooo:paragraph-rsid="000c2b95"/>
    </style:style>
    <style:style style:name="P40" style:family="paragraph" style:parent-style-name="Text_20_body">
      <style:text-properties officeooo:rsid="000d1e54" officeooo:paragraph-rsid="000d1e54"/>
    </style:style>
    <style:style style:name="P41" style:family="paragraph" style:parent-style-name="Text_20_body">
      <style:paragraph-properties fo:margin-top="0cm" fo:margin-bottom="0cm" loext:contextual-spacing="false"/>
      <style:text-properties officeooo:rsid="0008a5aa" officeooo:paragraph-rsid="0008a5aa"/>
    </style:style>
    <style:style style:name="P42" style:family="paragraph" style:parent-style-name="Text_20_body">
      <style:paragraph-properties fo:margin-top="0cm" fo:margin-bottom="0cm" loext:contextual-spacing="false"/>
      <style:text-properties officeooo:rsid="0008a5aa" officeooo:paragraph-rsid="0008ad0b"/>
    </style:style>
    <style:style style:name="P43" style:family="paragraph" style:parent-style-name="Text_20_body">
      <style:paragraph-properties fo:margin-top="0cm" fo:margin-bottom="0cm" loext:contextual-spacing="false"/>
      <style:text-properties officeooo:rsid="0008a5aa" officeooo:paragraph-rsid="0008c6c7"/>
    </style:style>
    <style:style style:name="P44" style:family="paragraph" style:parent-style-name="Text_20_body">
      <style:paragraph-properties fo:margin-top="0cm" fo:margin-bottom="0cm" loext:contextual-spacing="false"/>
      <style:text-properties officeooo:rsid="0008ad0b" officeooo:paragraph-rsid="0008ad0b"/>
    </style:style>
    <style:style style:name="P45" style:family="paragraph" style:parent-style-name="Text_20_body">
      <style:paragraph-properties fo:margin-top="0cm" fo:margin-bottom="0cm" loext:contextual-spacing="false"/>
      <style:text-properties officeooo:rsid="0008ad0b" officeooo:paragraph-rsid="0008c6c7"/>
    </style:style>
    <style:style style:name="P46" style:family="paragraph" style:parent-style-name="Text_20_body">
      <style:paragraph-properties fo:margin-top="0cm" fo:margin-bottom="0cm" loext:contextual-spacing="false"/>
      <style:text-properties officeooo:rsid="0008c6c7" officeooo:paragraph-rsid="0008c6c7"/>
    </style:style>
    <style:style style:name="P47" style:family="paragraph" style:parent-style-name="Text_20_body">
      <style:paragraph-properties fo:margin-top="0cm" fo:margin-bottom="0cm" loext:contextual-spacing="false" fo:line-height="100%"/>
      <style:text-properties style:font-name="Liberation Serif" fo:font-size="12pt" style:text-underline-style="none" fo:font-weight="normal" officeooo:rsid="0004f38a" officeooo:paragraph-rsid="000c2b95" style:font-size-asian="10.5pt" style:font-weight-asian="normal" style:font-size-complex="12pt" style:font-weight-complex="normal"/>
    </style:style>
    <style:style style:name="P48" style:family="paragraph" style:parent-style-name="Heading_20_1">
      <style:text-properties officeooo:rsid="0008a5aa" officeooo:paragraph-rsid="0008a5aa"/>
    </style:style>
    <style:style style:name="P49" style:family="paragraph" style:parent-style-name="Heading_20_1">
      <style:text-properties officeooo:rsid="0008c6c7" officeooo:paragraph-rsid="0008c6c7"/>
    </style:style>
    <style:style style:name="P50" style:family="paragraph" style:parent-style-name="Heading_20_1">
      <style:text-properties officeooo:rsid="0008c6c7" officeooo:paragraph-rsid="000aa831"/>
    </style:style>
    <style:style style:name="P51" style:family="paragraph" style:parent-style-name="Heading_20_3">
      <style:text-properties officeooo:paragraph-rsid="0008a5aa"/>
    </style:style>
    <style:style style:name="P52" style:family="paragraph" style:parent-style-name="Heading_20_3">
      <style:text-properties officeooo:paragraph-rsid="0008c6c7"/>
    </style:style>
    <style:style style:name="P53" style:family="paragraph" style:parent-style-name="Heading_20_3">
      <style:text-properties officeooo:rsid="0008c6c7"/>
    </style:style>
    <style:style style:name="P54" style:family="paragraph" style:parent-style-name="Heading_20_3">
      <style:text-properties officeooo:rsid="0008c6c7" officeooo:paragraph-rsid="0008c6c7"/>
    </style:style>
    <style:style style:name="P55" style:family="paragraph" style:parent-style-name="Heading_20_3">
      <style:text-properties officeooo:paragraph-rsid="000aa831"/>
    </style:style>
    <style:style style:name="P56" style:family="paragraph" style:parent-style-name="Heading_20_3">
      <style:text-properties officeooo:paragraph-rsid="000c2b95"/>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5">
      <style:text-properties officeooo:paragraph-rsid="000c2b95"/>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02326f"/>
    </style:style>
    <style:style style:name="T2" style:family="text">
      <style:text-properties fo:font-weight="bold" officeooo:rsid="00059964" style:font-weight-asian="bold" style:font-weight-complex="bold"/>
    </style:style>
    <style:style style:name="T3" style:family="text">
      <style:text-properties fo:font-weight="bold" officeooo:rsid="0007c0f4" style:font-weight-asian="bold" style:font-weight-complex="bold"/>
    </style:style>
    <style:style style:name="T4" style:family="text">
      <style:text-properties fo:font-weight="bold" officeooo:rsid="00088e12" style:font-weight-asian="bold" style:font-weight-complex="bold"/>
    </style:style>
    <style:style style:name="T5" style:family="text">
      <style:text-properties fo:font-weight="bold" officeooo:rsid="000c2b95" style:font-weight-asian="bold" style:font-weight-complex="bold"/>
    </style:style>
    <style:style style:name="T6" style:family="text">
      <style:text-properties fo:font-weight="normal" officeooo:rsid="0007c0f4" style:font-weight-asian="normal" style:font-weight-complex="normal"/>
    </style:style>
    <style:style style:name="T7" style:family="text">
      <style:text-properties fo:font-weight="normal" officeooo:rsid="00088e12" style:font-weight-asian="normal" style:font-weight-complex="normal"/>
    </style:style>
    <style:style style:name="T8" style:family="text">
      <style:text-properties officeooo:rsid="00029a0a"/>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29a0a"/>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029a0a" style:font-weight-asian="bold" style:font-weight-complex="bold"/>
    </style:style>
    <style:style style:name="T13" style:family="text">
      <style:text-properties style:text-underline-style="solid" style:text-underline-width="auto" style:text-underline-color="font-color" fo:font-weight="bold" officeooo:rsid="000491f0" style:font-weight-asian="bold" style:font-weight-complex="bold"/>
    </style:style>
    <style:style style:name="T14" style:family="text">
      <style:text-properties style:text-underline-style="solid" style:text-underline-width="auto" style:text-underline-color="font-color" fo:font-weight="bold" officeooo:rsid="00062d42" style:font-weight-asian="bold" style:font-weight-complex="bold"/>
    </style:style>
    <style:style style:name="T15" style:family="text">
      <style:text-properties style:text-underline-style="solid" style:text-underline-width="auto" style:text-underline-color="font-color" officeooo:rsid="000491f0"/>
    </style:style>
    <style:style style:name="T16" style:family="text">
      <style:text-properties style:text-underline-style="none"/>
    </style:style>
    <style:style style:name="T17" style:family="text">
      <style:text-properties style:text-underline-style="none" fo:font-weight="bold" officeooo:rsid="00062d42" style:font-weight-asian="bold" style:font-weight-complex="bold"/>
    </style:style>
    <style:style style:name="T18" style:family="text">
      <style:text-properties officeooo:rsid="000491f0"/>
    </style:style>
    <style:style style:name="T19" style:family="text">
      <style:text-properties officeooo:rsid="00059964"/>
    </style:style>
    <style:style style:name="T20" style:family="text">
      <style:text-properties officeooo:rsid="00088e12"/>
    </style:style>
    <style:style style:name="T21" style:family="text">
      <style:text-properties officeooo:rsid="0008a5aa"/>
    </style:style>
    <style:style style:name="T22" style:family="text">
      <style:text-properties style:font-name="Liberation Serif" fo:font-size="12pt" style:text-underline-style="none" fo:font-weight="normal" officeooo:rsid="000491f0" style:font-size-asian="10.5pt" style:font-weight-asian="normal" style:font-size-complex="12pt" style:font-weight-complex="normal"/>
    </style:style>
    <style:style style:name="T23" style:family="text">
      <style:text-properties style:font-name="Liberation Serif" fo:font-size="12pt" style:text-underline-style="none" fo:font-weight="normal" officeooo:rsid="0004f38a" style:font-size-asian="10.5pt" style:font-weight-asian="normal" style:font-size-complex="12pt" style:font-weight-complex="normal"/>
    </style:style>
    <style:style style:name="T24" style:family="text">
      <style:text-properties style:font-name="Liberation Serif" fo:font-size="12pt" style:text-underline-style="none" fo:font-weight="normal" officeooo:rsid="00059964" style:font-size-asian="10.5pt" style:font-weight-asian="normal" style:font-size-complex="12pt" style:font-weight-complex="normal"/>
    </style:style>
    <style:style style:name="T25" style:family="text">
      <style:text-properties style:font-name="Liberation Serif" fo:font-size="12pt" style:text-underline-style="none" fo:font-weight="normal" officeooo:rsid="000aa831" style:font-size-asian="10.5pt" style:font-weight-asian="normal" style:font-size-complex="12pt" style:font-weight-complex="normal"/>
    </style:style>
    <style:style style:name="T26" style:family="text">
      <style:text-properties style:font-name="Liberation Serif" fo:font-size="12pt" style:text-underline-style="none" fo:font-weight="normal" officeooo:rsid="00088e12" style:font-size-asian="10.5pt" style:font-weight-asian="normal" style:font-size-complex="12pt" style:font-weight-complex="normal"/>
    </style:style>
    <style:style style:name="T27" style:family="text">
      <style:text-properties style:font-name="Liberation Serif" fo:font-size="12pt" style:text-underline-style="none" fo:font-weight="bold" officeooo:rsid="00059964" style:font-size-asian="10.5pt" style:font-weight-asian="bold" style:font-size-complex="12pt" style:font-weight-complex="bold"/>
    </style:style>
    <style:style style:name="T28" style:family="text">
      <style:text-properties style:font-name="Liberation Serif" fo:font-size="12pt" style:text-underline-style="solid" style:text-underline-width="auto" style:text-underline-color="font-color" fo:font-weight="normal" officeooo:rsid="000491f0" style:font-size-asian="10.5pt" style:font-weight-asian="normal" style:font-size-complex="12pt" style:font-weight-complex="normal"/>
    </style:style>
    <style:style style:name="T29" style:family="text">
      <style:text-properties style:font-name="Liberation Serif" fo:font-size="12pt" style:text-underline-style="solid" style:text-underline-width="auto" style:text-underline-color="font-color" fo:font-weight="normal" officeooo:rsid="00029a0a" style:font-size-asian="10.5pt" style:font-weight-asian="normal" style:font-size-complex="12pt" style:font-weight-complex="normal"/>
    </style:style>
    <style:style style:name="T30" style:family="text">
      <style:text-properties style:font-name="Liberation Serif" fo:font-size="12pt" style:text-underline-style="solid" style:text-underline-width="auto" style:text-underline-color="font-color" fo:font-weight="normal" officeooo:rsid="000aa831" style:font-size-asian="10.5pt" style:font-weight-asian="normal" style:font-size-complex="12pt" style:font-weight-complex="normal"/>
    </style:style>
    <style:style style:name="T31" style:family="text">
      <style:text-properties style:font-name="Liberation Serif" fo:font-size="12pt" style:text-underline-style="solid" style:text-underline-width="auto" style:text-underline-color="font-color" fo:font-weight="bold" officeooo:rsid="000491f0" style:font-size-asian="10.5pt" style:font-weight-asian="bold" style:font-size-complex="12pt" style:font-weight-complex="bold"/>
    </style:style>
    <style:style style:name="T32" style:family="text">
      <style:text-properties style:font-name="Liberation Serif" fo:font-size="12pt" style:text-underline-style="solid" style:text-underline-width="auto" style:text-underline-color="font-color" fo:font-weight="bold" officeooo:rsid="0008ad0b" style:font-size-asian="10.5pt" style:font-weight-asian="bold" style:font-size-complex="12pt" style:font-weight-complex="bold"/>
    </style:style>
    <style:style style:name="T33" style:family="text">
      <style:text-properties style:font-name="Liberation Serif" fo:font-size="12pt" style:text-underline-style="solid" style:text-underline-width="auto" style:text-underline-color="font-color" fo:font-weight="bold" officeooo:rsid="00062d42" style:font-size-asian="10.5pt" style:font-weight-asian="bold" style:font-size-complex="12pt" style:font-weight-complex="bold"/>
    </style:style>
    <style:style style:name="T34" style:family="text">
      <style:text-properties style:font-name="Liberation Serif" fo:font-size="12pt" style:text-underline-style="solid" style:text-underline-width="auto" style:text-underline-color="font-color" fo:font-weight="bold" officeooo:rsid="00029a0a" style:font-size-asian="10.5pt" style:font-weight-asian="bold" style:font-size-complex="12pt" style:font-weight-complex="bold"/>
    </style:style>
    <style:style style:name="T35" style:family="text">
      <style:text-properties style:font-name="Liberation Serif" fo:font-size="12pt" style:text-underline-style="solid" style:text-underline-width="auto" style:text-underline-color="font-color" fo:font-weight="bold" officeooo:rsid="000aa831" style:font-size-asian="10.5pt" style:font-weight-asian="bold" style:font-size-complex="12pt" style:font-weight-complex="bold"/>
    </style:style>
    <style:style style:name="T36" style:family="text">
      <style:text-properties style:font-name="Liberation Serif" fo:font-size="12pt" fo:font-weight="bold" officeooo:rsid="0002326f" style:font-size-asian="10.5pt" style:font-weight-asian="bold" style:font-size-complex="12pt" style:font-weight-complex="bold"/>
    </style:style>
    <style:style style:name="T37" style:family="text">
      <style:text-properties officeooo:rsid="0008c6c7"/>
    </style:style>
    <style:style style:name="T38" style:family="text">
      <style:text-properties officeooo:rsid="000aa831"/>
    </style:style>
    <style:style style:name="T39" style:family="text">
      <style:text-properties officeooo:rsid="000c2b95"/>
    </style:style>
    <style:style style:name="T40" style:family="text">
      <style:text-properties officeooo:rsid="000d1e5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ventix-Manua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7"><text:a xlink:type="simple" xlink:href="#__RefHeading___Toc123_2609827954" text:style-name="Index_20_Link" text:visited-style-name="Index_20_Link">Hauptmenü<text:tab/>1</text:a></text:p>
          <text:p text:style-name="P59"><text:a xlink:type="simple" xlink:href="#__RefHeading___Toc125_2609827954" text:style-name="Index_20_Link" text:visited-style-name="Index_20_Link">Profil<text:tab/>1</text:a></text:p>
          <text:p text:style-name="P59"><text:a xlink:type="simple" xlink:href="#__RefHeading___Toc135_2609827954" text:style-name="Index_20_Link" text:visited-style-name="Index_20_Link">Gesamtes Inventar durchwühlen<text:tab/>2</text:a></text:p>
          <text:p text:style-name="P59"><text:a xlink:type="simple" xlink:href="#__RefHeading___Toc137_2609827954" text:style-name="Index_20_Link" text:visited-style-name="Index_20_Link">Suche nach Gegenständen<text:tab/>2</text:a></text:p>
          <text:p text:style-name="P59"><text:a xlink:type="simple" xlink:href="#__RefHeading___Toc139_2609827954" text:style-name="Index_20_Link" text:visited-style-name="Index_20_Link">Gegenstand in das Inventar aufnehmen<text:tab/>2</text:a></text:p>
          <text:p text:style-name="P59"><text:a xlink:type="simple" xlink:href="#__RefHeading___Toc141_2609827954" text:style-name="Index_20_Link" text:visited-style-name="Index_20_Link">Bild oder Datei hinzufügen<text:tab/>2</text:a></text:p>
          <text:p text:style-name="P57"><text:a xlink:type="simple" xlink:href="#__RefHeading___Toc127_2609827954" text:style-name="Index_20_Link" text:visited-style-name="Index_20_Link">Inventarmenü<text:tab/>3</text:a></text:p>
          <text:p text:style-name="P59"><text:a xlink:type="simple" xlink:href="#__RefHeading___Toc143_2609827954" text:style-name="Index_20_Link" text:visited-style-name="Index_20_Link">Profil<text:tab/>3</text:a></text:p>
          <text:p text:style-name="P59"><text:a xlink:type="simple" xlink:href="#__RefHeading___Toc145_2609827954" text:style-name="Index_20_Link" text:visited-style-name="Index_20_Link">Die Suche<text:tab/>3</text:a></text:p>
          <text:p text:style-name="P60"><text:a xlink:type="simple" xlink:href="#__RefHeading___Toc147_2609827954" text:style-name="Index_20_Link" text:visited-style-name="Index_20_Link"><text:s/>Nach ID<text:tab/>3</text:a></text:p>
          <text:p text:style-name="P60"><text:a xlink:type="simple" xlink:href="#__RefHeading___Toc149_2609827954" text:style-name="Index_20_Link" text:visited-style-name="Index_20_Link"><text:s/>Nach Name<text:tab/>3</text:a></text:p>
          <text:p text:style-name="P60"><text:a xlink:type="simple" xlink:href="#__RefHeading___Toc156_2609827954" text:style-name="Index_20_Link" text:visited-style-name="Index_20_Link"><text:s/>Nach Ort<text:tab/>3</text:a></text:p>
          <text:p text:style-name="P60"><text:a xlink:type="simple" xlink:href="#__RefHeading___Toc160_2609827954" text:style-name="Index_20_Link" text:visited-style-name="Index_20_Link"><text:s/>Nach Tag<text:tab/>3</text:a></text:p>
          <text:p text:style-name="P59"><text:a xlink:type="simple" xlink:href="#__RefHeading___Toc304_3894358830" text:style-name="Index_20_Link" text:visited-style-name="Index_20_Link">Die Suchergebnisse<text:tab/>3</text:a></text:p>
          <text:p text:style-name="P57"><text:a xlink:type="simple" xlink:href="#__RefHeading___Toc315_3894358830" text:style-name="Index_20_Link" text:visited-style-name="Index_20_Link">Detailansicht<text:tab/>4</text:a></text:p>
          <text:p text:style-name="P59"><text:a xlink:type="simple" xlink:href="#__RefHeading___Toc317_3894358830" text:style-name="Index_20_Link" text:visited-style-name="Index_20_Link">Profil<text:tab/>4</text:a></text:p>
          <text:p text:style-name="P59"><text:a xlink:type="simple" xlink:href="#__RefHeading___Toc319_3894358830" text:style-name="Index_20_Link" text:visited-style-name="Index_20_Link">Gegenstand editieren<text:tab/>4</text:a></text:p>
          <text:p text:style-name="P59"><text:a xlink:type="simple" xlink:href="#__RefHeading___Toc321_3894358830" text:style-name="Index_20_Link" text:visited-style-name="Index_20_Link">Dateiliste<text:tab/>4</text:a></text:p>
          <text:p text:style-name="P59"><text:a xlink:type="simple" xlink:href="#__RefHeading___Toc323_3894358830" text:style-name="Index_20_Link" text:visited-style-name="Index_20_Link">Detailtabelle<text:tab/>4</text:a></text:p>
          <text:p text:style-name="P57"><text:a xlink:type="simple" xlink:href="#__RefHeading___Toc127_26098279541" text:style-name="Index_20_Link" text:visited-style-name="Index_20_Link">Bild/Datei hinzufügen<text:tab/>5</text:a></text:p>
          <text:p text:style-name="P59"><text:a xlink:type="simple" xlink:href="#__RefHeading___Toc143_26098279541" text:style-name="Index_20_Link" text:visited-style-name="Index_20_Link">Profil<text:tab/>5</text:a></text:p>
          <text:p text:style-name="P59"><text:a xlink:type="simple" xlink:href="#__RefHeading___Toc359_3894358830" text:style-name="Index_20_Link" text:visited-style-name="Index_20_Link">Dateiauswahl<text:tab/>5</text:a></text:p>
          <text:p text:style-name="P59"><text:a xlink:type="simple" xlink:href="#__RefHeading___Toc361_3894358830" text:style-name="Index_20_Link" text:visited-style-name="Index_20_Link">Hinzufügen<text:tab/>5</text:a></text:p>
          <text:p text:style-name="P59"><text:a xlink:type="simple" xlink:href="#__RefHeading___Toc363_3894358830" text:style-name="Index_20_Link" text:visited-style-name="Index_20_Link">Gegenstandauswahl<text:tab/>5</text:a></text:p>
          <text:p text:style-name="P57"><text:a xlink:type="simple" xlink:href="#__RefHeading___Toc127_260982795411" text:style-name="Index_20_Link" text:visited-style-name="Index_20_Link">Gegenstand hinzufügen<text:tab/>6</text:a></text:p>
          <text:p text:style-name="P59"><text:a xlink:type="simple" xlink:href="#__RefHeading___Toc143_260982795411" text:style-name="Index_20_Link" text:visited-style-name="Index_20_Link">Profil<text:tab/>6</text:a></text:p>
          <text:p text:style-name="P59"><text:a xlink:type="simple" xlink:href="#__RefHeading___Toc398_3894358830" text:style-name="Index_20_Link" text:visited-style-name="Index_20_Link">Gegenstand definieren<text:tab/>6</text:a></text:p>
          <text:p text:style-name="P60"><text:a xlink:type="simple" xlink:href="#__RefHeading___Toc400_3894358830" text:style-name="Index_20_Link" text:visited-style-name="Index_20_Link"><text:s/>Name<text:tab/>6</text:a></text:p>
          <text:p text:style-name="P60"><text:a xlink:type="simple" xlink:href="#__RefHeading___Toc402_3894358830" text:style-name="Index_20_Link" text:visited-style-name="Index_20_Link"><text:s/>Bild<text:tab/>6</text:a></text:p>
          <text:p text:style-name="P60"><text:a xlink:type="simple" xlink:href="#__RefHeading___Toc404_3894358830" text:style-name="Index_20_Link" text:visited-style-name="Index_20_Link"><text:s/>Datei<text:tab/>6</text:a></text:p>
          <text:p text:style-name="P60"><text:a xlink:type="simple" xlink:href="#__RefHeading___Toc406_3894358830" text:style-name="Index_20_Link" text:visited-style-name="Index_20_Link"><text:s/>Detailtabelle<text:tab/>6</text:a></text:p>
          <text:p text:style-name="P57"><text:a xlink:type="simple" xlink:href="#__RefHeading___Toc8_2609827954" text:style-name="Index_20_Link" text:visited-style-name="Index_20_Link">Alles Wichtige<text:tab/>9</text:a></text:p>
        </text:index-body>
      </text:table-of-content>
      <text:p text:style-name="P1"/>
      <text:p text:style-name="P2"/>
      <text:h text:style-name="Heading_20_1" text:outline-level="1"><text:bookmark-start text:name="__RefHeading___Toc123_2609827954"/>Hauptmenü<text:bookmark-end text:name="__RefHeading___Toc123_2609827954"/></text:h>
      <text:p text:style-name="P4">Im Hauptmenü finden sich die wichtigsten Funktionen des Inventix. Diese sind über die mittleren Schaltflächen zu erreichen.</text:p>
      <text:p text:style-name="P4"/>
      <text:h text:style-name="Heading_20_3" text:outline-level="3"><text:bookmark-start text:name="__RefHeading___Toc125_2609827954"/>Profil<text:bookmark-end text:name="__RefHeading___Toc125_2609827954"/></text:h>
      <text:p text:style-name="P4">Die Schaltfläche „Profil“ in der obereren, rechten Ecke ruft das Nutzerprofil auf. Von hier aus lassen sich das eigene Profil: Ansehen, Bearbeiten, Ausloggen.</text:p>
      <text:p text:style-name="P4"/>
      <text:h text:style-name="Heading_20_3" text:outline-level="3"><text:bookmark-start text:name="__RefHeading___Toc135_2609827954"/><text:soft-page-break/>Gesamtes Inventar durchwühlen<text:bookmark-end text:name="__RefHeading___Toc135_2609827954"/></text:h>
      <text:p text:style-name="P4">Die Schaltfläche „Gesamtes Inventar durchwühlen“ <text:span text:style-name="T8">öffnet eine neue Seite in der die aktuell gesamte Liste der gespeicherten Objekte angezeigt werden.</text:span></text:p>
      <text:p text:style-name="P5"><text:span text:style-name="T16"><text:tab/></text:span><text:span text:style-name="T9">→</text:span><text:span text:style-name="T10"> Siehe </text:span><text:span text:style-name="T12"><text:bookmark-ref text:reference-format="text" text:ref-name="__RefHeading___Toc127_2609827954">Inventarmenü</text:bookmark-ref></text:span></text:p>
      <text:p text:style-name="P15"/>
      <text:h text:style-name="Heading_20_3" text:outline-level="3"><text:bookmark-start text:name="__RefHeading___Toc137_2609827954"/>Suche nach Gegenständen<text:bookmark-end text:name="__RefHeading___Toc137_2609827954"/></text:h>
      <text:p text:style-name="P6">Die Schaltfläche „Suche nach Gegenständen“ ruft das leere Inventar auf von wo aus nach Inventar-inhalt mithilfe der Eingabefelder gesucht werden kann.</text:p>
      <text:p text:style-name="P5"><text:span text:style-name="T17"><text:tab/></text:span><text:span text:style-name="T14">→</text:span><text:span text:style-name="T12"> Siehe </text:span><text:span text:style-name="T12"><text:bookmark-ref text:reference-format="text" text:ref-name="__RefHeading___Toc127_2609827954">Inventarmenü</text:bookmark-ref></text:span></text:p>
      <text:p text:style-name="P24"/>
      <text:h text:style-name="Heading_20_3" text:outline-level="3"><text:bookmark-start text:name="__RefHeading___Toc139_2609827954"/>Gegenstand in das Inventar aufnehmen<text:bookmark-end text:name="__RefHeading___Toc139_2609827954"/></text:h>
      <text:p text:style-name="P6">Die Schaltfläche „Gegenstand in das Inventar aufnehmen“ <text:span text:style-name="T18">öffnet eine </text:span><text:span text:style-name="T15">neue</text:span><text:span text:style-name="T18"> Seite von der aus neue Gegenstände spezifiziert werden können.</text:span></text:p>
      <text:p text:style-name="P6"><text:tab/><text:span text:style-name="T9">→</text:span><text:span text:style-name="T15"> Siehe </text:span><text:span text:style-name="T13"><text:bookmark-ref text:reference-format="text" text:ref-name="__RefHeading___Toc127_260982795411">Gegenstand hinzufügen</text:bookmark-ref></text:span></text:p>
      <text:p text:style-name="P25"/>
      <text:h text:style-name="Heading_20_3" text:outline-level="3"><text:bookmark-start text:name="__RefHeading___Toc141_2609827954"/>Bild oder Datei hinzufügen<text:bookmark-end text:name="__RefHeading___Toc141_2609827954"/></text:h>
      <text:p text:style-name="P7">Die Schaltfläche „Bild oder Datei hinzufügen“ öffnet eine neue Seite in welcher sich Dateien auf Objekte in dem System übertragen lassen. Objekte werden mithilfe der Eingabefelder gesucht.</text:p>
      <text:p text:style-name="P7"><text:tab/><text:span text:style-name="T9">→ Siehe </text:span><text:span text:style-name="T11"><text:bookmark-ref text:reference-format="text" text:ref-name="__RefHeading___Toc127_26098279541">Bild/Datei hinzufügen</text:bookmark-ref></text:span></text:p>
      <text:p text:style-name="P23"/>
      <text:p text:style-name="P23"/>
      <text:p text:style-name="P12">Inventix-Manual</text:p>
      <text:p text:style-name="P10"/>
      <text:h text:style-name="Heading_20_1" text:outline-level="1"><text:bookmark-start text:name="__RefHeading___Toc127_2609827954"/>Inventarmenü<text:bookmark-end text:name="__RefHeading___Toc127_2609827954"/></text:h>
      <text:p text:style-name="P8">Im Inventarmenü kann eine Liste der Gegenstände aufgerufen<text:span text:style-name="T1"> </text:span>werden. Es ist auch möglich hier nach Gegenständen zu suchen</text:p>
      <text:p text:style-name="P3"/>
      <text:p text:style-name="P3"/>
      <text:h text:style-name="Heading_20_3" text:outline-level="3"><text:bookmark-start text:name="__RefHeading___Toc143_2609827954"/>Profil<text:bookmark-end text:name="__RefHeading___Toc143_2609827954"/></text:h>
      <text:p text:style-name="P9">Die Schaltfläche „Profil“ in der obereren, rechten Ecke ruft das Nutzerprofil auf. Von hier aus lassen sich das eigene Profil: Ansehen, Bearbeiten, Ausloggen.</text:p>
      <text:p text:style-name="P9"/>
      <text:h text:style-name="Heading_20_3" text:outline-level="3"><text:bookmark-start text:name="__RefHeading___Toc145_2609827954"/>Die Suche<text:bookmark-end text:name="__RefHeading___Toc145_2609827954"/></text:h>
      <text:p text:style-name="P8">Über die <text:span text:style-name="T19">Schaltflächen links lassen sich Gegenstände suchen.</text:span></text:p>
      <text:h text:style-name="Heading_20_5" text:outline-level="5"><text:bookmark-start text:name="__RefHeading___Toc147_2609827954"/><text:tab/><text:span text:style-name="T2">Nach ID</text:span><text:bookmark-end text:name="__RefHeading___Toc147_2609827954"/></text:h>
      <text:p text:style-name="P8"><text:span text:style-name="T2"><text:tab/></text:span><text:span text:style-name="T19">Jeder Gegenstand hat eine einzigartige Identifikationsnummer. Diese kann hier als Zahlwert <text:tab/>eingegeben werden. Gruppen von Gegenständen lassen sich durch die Eingabe von <text:tab/>mehreren Zahlen suchen (z.B. 10,22,36) oder alternativ kann eine Von-Bis Suche genutzt <text:tab/>werden (z.B. 10-36).</text:span></text:p>
      <text:h text:style-name="Heading_20_5" text:outline-level="5"><text:bookmark-start text:name="__RefHeading___Toc149_2609827954"/><text:tab/><text:span text:style-name="T3">Nach Name</text:span><text:bookmark-end text:name="__RefHeading___Toc149_2609827954"/></text:h>
      <text:p text:style-name="P13"><text:span text:style-name="T3"><text:tab/></text:span><text:span text:style-name="T6">Gegenstände können nach Namen gesucht werden. Dabei kann der gesamte Name für eine <text:tab/>sehr spezifische Suche genutzt werden. (z.B. „Lineal“). Die Eingabe von unvollständigen <text:tab/>Namen erzielt alle Gegenstände welche diesen Namen enthalten (z.B. „L“ für Lineal und <text:tab/>Lauge).</text:span></text:p>
      <text:h text:style-name="Heading_20_5" text:outline-level="5"><text:bookmark-start text:name="__RefHeading___Toc156_2609827954"/><text:span text:style-name="T6"><text:tab/></text:span><text:span text:style-name="T3">Nach Ort</text:span><text:bookmark-end text:name="__RefHeading___Toc156_2609827954"/></text:h>
      <text:p text:style-name="P13"><text:span text:style-name="T6"><text:tab/></text:span><text:span text:style-name="T7">Die Schaltfläche „Ort“ ruft ein Pop-Up-Menü auf, in welchem aus Drop-Down-Menüs die <text:tab/>gewünschten Sucheigenschaften eingestellt werden können.</text:span></text:p>
      <text:h text:style-name="Heading_20_5" text:outline-level="5"><text:bookmark-start text:name="__RefHeading___Toc160_2609827954"/><text:tab/><text:span text:style-name="T4">Nach Tag</text:span><text:bookmark-end text:name="__RefHeading___Toc160_2609827954"/></text:h>
      <text:p text:style-name="P14"><text:span text:style-name="T2"><text:tab/></text:span><text:span text:style-name="T20">Gegenstände, welche einen Tag zugeordnet haben, lassen sich über dieses Drop-Down-<text:tab/>Menü suchen.</text:span></text:p>
      <text:p text:style-name="P36">Alle oben genannten Suchoptionen lassen sich kombinieren um eine präzise Suche zu ermöglichen. </text:p>
      <text:h text:style-name="Heading_20_3" text:outline-level="3"><text:bookmark-start text:name="__RefHeading___Toc304_3894358830"/>Die Suchergebnisse<text:bookmark-end text:name="__RefHeading___Toc304_3894358830"/></text:h>
      <text:p text:style-name="P41">Die Tabelle rechts zeigt die Suchergebnisse an. Gegenstände können in der Tabelle angeklickt werden um die Detailansicht aufzurufen.<text:span text:style-name="T22"><text:tab/></text:span></text:p>
      <text:p text:style-name="P41"><text:span text:style-name="T22"><text:tab/></text:span><text:span text:style-name="T28">→ Siehe </text:span><text:span text:style-name="T31"><text:bookmark-ref text:reference-format="text" text:ref-name="__RefHeading___Toc315_3894358830">Detailansicht</text:bookmark-ref></text:span></text:p>
      <text:p text:style-name="P32">Inventix-Manual</text:p>
      <text:p text:style-name="P28"/>
      <text:h text:style-name="P48" text:outline-level="1"><text:bookmark-start text:name="__RefHeading___Toc315_3894358830"/>Detailansicht<text:bookmark-end text:name="__RefHeading___Toc315_3894358830"/></text:h>
      <text:p text:style-name="P17">I<text:span text:style-name="T21">n der Detailansicht</text:span> k<text:span text:style-name="T21">önnen die zugeordneten Eigenschaften</text:span> der Gegenstände aufgerufen<text:span text:style-name="T1"> </text:span>werden. <text:span text:style-name="T21">Hier können Gegenstände editiert, gelöscht und die Sichtbarkeit angepasst werden.</text:span></text:p>
      <text:h text:style-name="P51" text:outline-level="3"/>
      <text:h text:style-name="P51" text:outline-level="3"><text:bookmark-start text:name="__RefHeading___Toc317_3894358830"/>Profil<text:bookmark-end text:name="__RefHeading___Toc317_3894358830"/></text:h>
      <text:p text:style-name="P18">Die Schaltfläche „Profil“ in der obereren, rechten Ecke ruft das Nutzerprofil auf. Von hier aus lassen sich das eigene Profil: Ansehen, Bearbeiten, Ausloggen.</text:p>
      <text:p text:style-name="P18"/>
      <text:h text:style-name="Heading_20_3" text:outline-level="3"><text:bookmark-start text:name="__RefHeading___Toc319_3894358830"/>Gegenstand editieren<text:bookmark-end text:name="__RefHeading___Toc319_3894358830"/></text:h>
      <text:p text:style-name="P44">Über die Schaltflächen unter dem Anzeigebild des Gegenstand kann der jeweilige Gegenstand angepasst werden. Dabei werden die Informationen in der Detailtabelle und Dateiliste angepasst. Diese Änderungen sind in der Suche direkt sichtbar.</text:p>
      <text:p text:style-name="P42"><text:span text:style-name="T22"><text:tab/></text:span><text:span text:style-name="T28">→ Siehe </text:span><text:span text:style-name="T32"><text:bookmark-ref text:reference-format="text" text:ref-name="__RefHeading___Toc323_3894358830">Detailtabelle</text:bookmark-ref></text:span></text:p>
      <text:h text:style-name="Heading_20_3" text:outline-level="3"><text:bookmark-start text:name="__RefHeading___Toc321_3894358830"/>Dateiliste<text:bookmark-end text:name="__RefHeading___Toc321_3894358830"/></text:h>
      <text:p text:style-name="P37">In der Dateiliste können die zu dem Gegenstand zugehörigen Dateien angesehen werden. Die Dateien lassen sich per Klick auf die Dateien herunterladen und lokal auf dem Gerät speichern.</text:p>
      <text:h text:style-name="Heading_20_3" text:outline-level="3"><text:bookmark-start text:name="__RefHeading___Toc323_3894358830"/>Detailtabelle<text:bookmark-end text:name="__RefHeading___Toc323_3894358830"/></text:h>
      <text:p text:style-name="P45">Die Detailtabelle zeigt die sichtbaren Eigenschaften des Gegenstandes an. Diese Informationen können über die Suche <text:span text:style-name="T37">im Inventarmenü gesucht werden.</text:span></text:p>
      <text:p text:style-name="P43"><text:span text:style-name="T22"><text:tab/></text:span><text:span text:style-name="T33">→</text:span><text:span text:style-name="T34"> </text:span><text:span text:style-name="T29">Siehe</text:span><text:span text:style-name="T34"> </text:span><text:span text:style-name="T34"><text:bookmark-ref text:reference-format="text" text:ref-name="__RefHeading___Toc127_2609827954">Inventarmenü</text:bookmark-ref></text:span></text:p>
      <text:p text:style-name="P37"/>
      <text:p text:style-name="P33">Inventix-Manual</text:p>
      <text:p text:style-name="P29"/>
      <text:h text:style-name="P49" text:outline-level="1"><text:bookmark-start text:name="__RefHeading___Toc127_26098279541"/>Bild/Datei hinzufügen<text:bookmark-end text:name="__RefHeading___Toc127_26098279541"/></text:h>
      <text:p text:style-name="P21">In diesem Menü können einzelne Dateien mehreren Gegenständen gleichzeitig zugeordnet werden. Dies erspart das einzelne Hinzufügen von Dateien wenn viele Gegenstände gleiche Eigenschaften besitzen und Sicherheitshinweise o.ä. für alle Gegenstände sinnvoll sind.</text:p>
      <text:p text:style-name="P26"/>
      <text:h text:style-name="P52" text:outline-level="3"><text:bookmark-start text:name="__RefHeading___Toc143_26098279541"/>Profil<text:bookmark-end text:name="__RefHeading___Toc143_26098279541"/></text:h>
      <text:p text:style-name="P19">Die Schaltfläche „Profil“ in der obereren, rechten Ecke ruft das Nutzerprofil auf. Von hier aus lassen sich das eigene Profil: Ansehen, Bearbeiten, Ausloggen.</text:p>
      <text:p text:style-name="P19"/>
      <text:h text:style-name="P54" text:outline-level="3"><text:bookmark-start text:name="__RefHeading___Toc359_3894358830"/>Dateiauswahl<text:bookmark-end text:name="__RefHeading___Toc359_3894358830"/></text:h>
      <text:p text:style-name="P46">Die Schaltfläche links ruft ein Dateiauswahlfenster auf in welchem eine Datei hochgeladen werden kann.</text:p>
      <text:p text:style-name="P35"/>
      <text:h text:style-name="Heading_20_3" text:outline-level="3"><text:bookmark-start text:name="__RefHeading___Toc361_3894358830"/>Hinzufügen<text:bookmark-end text:name="__RefHeading___Toc361_3894358830"/></text:h>
      <text:p text:style-name="P38">Die pfeilförmige Schaltfläche in der Mitte fügt die Datei den Gegenständen hinzu. Dafür müssen bereits eine Datei und mindestens ein Gegenstand ausgewählt sein.</text:p>
      <text:h text:style-name="P53" text:outline-level="3"><text:bookmark-start text:name="__RefHeading___Toc363_3894358830"/>Gegenstandauswahl<text:bookmark-end text:name="__RefHeading___Toc363_3894358830"/></text:h>
      <text:p text:style-name="P31"><text:span text:style-name="T23">Über die </text:span><text:span text:style-name="T24">Schaltfläche </text:span><text:span text:style-name="T25">rechts</text:span><text:span text:style-name="T24"> lassen sich Gegenstände suchen.</text:span><text:span text:style-name="T27"> </text:span><text:span text:style-name="T26">Alle oben genannten Suchoptionen lassen sich kombinieren um eine präzise Suche zu ermöglichen. </text:span><text:span text:style-name="T25">Die Funktionsweise ist der Dateisuche im Inventarmenü gleich.</text:span></text:p>
      <text:p text:style-name="P31"><text:span text:style-name="T25"><text:tab/></text:span><text:span text:style-name="T30">→ Siehe </text:span><text:span text:style-name="T35"><text:bookmark-ref text:reference-format="text" text:ref-name="__RefHeading___Toc127_2609827954">Inventarmenü</text:bookmark-ref></text:span></text:p>
      <text:p text:style-name="P34">Inventix-Manual</text:p>
      <text:p text:style-name="P30"/>
      <text:h text:style-name="P50" text:outline-level="1"><text:bookmark-start text:name="__RefHeading___Toc127_260982795411"/><text:span text:style-name="T38">Gegenstand </text:span>hinzufügen<text:bookmark-end text:name="__RefHeading___Toc127_260982795411"/></text:h>
      <text:p text:style-name="P22">In diesem Menü können Gegenständen <text:span text:style-name="T38">definiert</text:span> werden. <text:span text:style-name="T38">Dabei werden die Schaltflächen mit den Information des Gegenstandes gefüllt. Diese Informationen werden in der Tabelle in dem Inventarmenü und der Detailansicht angezeigt.</text:span></text:p>
      <text:p text:style-name="P27"/>
      <text:h text:style-name="P55" text:outline-level="3"><text:bookmark-start text:name="__RefHeading___Toc143_260982795411"/>Profil<text:bookmark-end text:name="__RefHeading___Toc143_260982795411"/></text:h>
      <text:p text:style-name="P20">Die Schaltfläche „Profil“ in der obereren, rechten Ecke ruft das Nutzerprofil auf. Von hier aus lassen sich das eigene Profil: Ansehen, Bearbeiten, Ausloggen.</text:p>
      <text:p text:style-name="P20"/>
      <text:p text:style-name="P20"/>
      <text:h text:style-name="P56" text:outline-level="3"><text:bookmark-start text:name="__RefHeading___Toc398_3894358830"/><text:span text:style-name="T39">Gegenstand definieren</text:span><text:bookmark-end text:name="__RefHeading___Toc398_3894358830"/></text:h>
      <text:h text:style-name="P58" text:outline-level="5"><text:bookmark-start text:name="__RefHeading___Toc400_3894358830"/><text:tab/><text:span text:style-name="T2">N</text:span><text:span text:style-name="T5">ame</text:span><text:bookmark-end text:name="__RefHeading___Toc400_3894358830"/></text:h>
      <text:p text:style-name="P47"><text:span text:style-name="T19"><text:tab/>In diesem Textfeld wird der Name des Gegenstandes definiert. Ein Name ist für das <text:tab/>Fortfahren erforderlich.</text:span></text:p>
      <text:p text:style-name="P47"/>
      <text:h text:style-name="Heading_20_5" text:outline-level="5"><text:bookmark-start text:name="__RefHeading___Toc402_3894358830"/><text:tab/><text:span text:style-name="T39">Bild</text:span><text:bookmark-end text:name="__RefHeading___Toc402_3894358830"/></text:h>
      <text:p text:style-name="Text_20_body"><text:tab/><text:span text:style-name="T39">Über diese Schaltfläche wird das Bild definiert welches der Gegenstand besitzt. Dafür <text:tab/>werden Bilddateien ausgewählt und hochgeladen </text:span></text:p>
      <text:h text:style-name="Heading_20_5" text:outline-level="5"><text:bookmark-start text:name="__RefHeading___Toc404_3894358830"/><text:tab/><text:span text:style-name="T39">Datei</text:span><text:bookmark-end text:name="__RefHeading___Toc404_3894358830"/></text:h>
      <text:p text:style-name="P39"><text:tab/><text:span text:style-name="T37">Die Schaltfläche „Datei“ ruft ein Dateiauswahlfenster auf in welchem eine Datei <text:tab/>hochgeladen werden kann.</text:span></text:p>
      <text:h text:style-name="Heading_20_5" text:outline-level="5"><text:bookmark-start text:name="__RefHeading___Toc406_3894358830"/><text:tab/><text:span text:style-name="T40">Detailtabelle</text:span><text:bookmark-end text:name="__RefHeading___Toc406_3894358830"/></text:h>
      <text:p text:style-name="Text_20_body"><text:tab/><text:span text:style-name="T40">In diesen Textfeldern können die <text:s/>Eigenschaften des Gegenstandes definiert werden. Diese <text:tab/>lassen sich über die Suchfunktion finden.</text:span></text:p>
      <text:p text:style-name="P40">Nur der Name ist benötigt um einen Gegenstand hinzuzufügen. Die anderen Eigenschaften sind fakultativ, jedoch ist der Gegenstand dann über mehr Möglichkeiten zu finden. <text:s/></text:p>
      <text:h text:style-name="Heading_20_10" text:outline-level="10"/>
      <text:p text:style-name="P11"/>
      <text:p text:style-name="P11"/>
      <text:p text:style-name="P11"/>
      <text:p text:style-name="P8"/>
      <text:h text:style-name="Heading_20_1" text:outline-level="1"><text:bookmark-start text:name="__RefHeading___Toc8_2609827954"/>Alles Wichtige<text:bookmark-end text:name="__RefHeading___Toc8_26098279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08:23:31.719577200</meta:creation-date>
    <dc:date>2019-11-08T09:29:54.839291567</dc:date>
    <meta:editing-duration>PT12M49S</meta:editing-duration>
    <meta:editing-cycles>3</meta:editing-cycles>
    <meta:generator>LibreOffice/6.0.7.3$Linux_X86_64 LibreOffice_project/00m0$Build-3</meta:generator>
    <meta:document-statistic meta:table-count="0" meta:image-count="0" meta:object-count="0" meta:page-count="9" meta:paragraph-count="110" meta:word-count="869" meta:character-count="6290" meta:non-whitespace-character-count="5479"/>
  </office:meta>
</office:document-meta>
</file>